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top" fo:padding-top="0.508cm"/>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657cm" fo:min-width="2.14cm"/>
    </style:style>
    <style:style style:name="gr5" style:family="graphic" style:parent-style-name="standard">
      <style:graphic-properties draw:fill="solid" draw:fill-color="#f2f2ff" draw:textarea-horizontal-align="left" draw:textarea-vertical-align="middle" draw:auto-grow-height="false" fo:min-height="0cm" fo:min-width="0cm"/>
    </style:style>
    <style:style style:name="gr6" style:family="graphic" style:parent-style-name="standard">
      <style:graphic-properties draw:fill="solid" draw:fill-color="#f2f2ff" draw:textarea-horizontal-align="justify" draw:textarea-vertical-align="middle" draw:auto-grow-height="false" fo:min-height="0cm" fo:min-width="0cm"/>
    </style:style>
    <style:style style:name="gr7" style:family="graphic" style:parent-style-name="standard">
      <style:graphic-properties draw:stroke="none" draw:fill="none" draw:fill-color="#ffffff" fo:min-height="1.016cm"/>
    </style:style>
    <style:style style:name="gr8"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9" style:family="graphic" style:parent-style-name="standard">
      <style:graphic-properties draw:fill="solid" draw:fill-color="#ffff99" draw:textarea-horizontal-align="center" draw:textarea-vertical-align="middle"/>
    </style:style>
    <style:style style:name="gr10" style:family="graphic" style:parent-style-name="standard">
      <style:graphic-properties draw:fill="solid" draw:fill-color="#f2f2ff" draw:textarea-horizontal-align="justify" draw:textarea-vertical-align="middle" draw:auto-grow-height="false" fo:min-height="0cm" fo:min-width="0cm" fo:padding-left="1.27cm"/>
    </style:style>
    <style:style style:name="gr11" style:family="graphic" style:parent-style-name="standard">
      <style:graphic-properties draw:fill="solid" draw:fill-color="#f2f2ff" draw:textarea-horizontal-align="justify" draw:textarea-vertical-align="middle" draw:auto-grow-height="false" fo:min-height="0cm" fo:min-width="0cm" fo:padding-left="0.254cm"/>
    </style:style>
    <style:style style:name="P1" style:family="paragraph">
      <style:paragraph-properties fo:margin-left="0cm" fo:margin-right="0cm" fo:text-align="center" fo:text-indent="0cm"/>
      <style:text-properties fo:font-size="12pt" style:font-size-asian="12pt" style:font-size-complex="12pt"/>
    </style:style>
    <style:style style:name="P2" style:family="paragraph">
      <style:paragraph-properties fo:text-align="center"/>
    </style:style>
    <style:style style:name="P3" style:family="paragraph">
      <style:paragraph-properties fo:margin-left="0cm" fo:margin-right="0cm" fo:text-indent="0cm"/>
      <style:text-properties fo:font-size="12pt" style:font-size-asian="12pt" style:font-size-complex="12pt"/>
    </style:style>
    <style:style style:name="P4" style:family="paragraph">
      <style:paragraph-properties fo:margin-left="0cm" fo:margin-right="0cm" fo:text-align="start" fo:text-indent="0cm"/>
      <style:text-properties fo:font-size="10pt"/>
    </style:style>
    <style:style style:name="P5" style:family="paragraph">
      <style:paragraph-properties fo:margin-left="0cm" fo:margin-right="0cm" fo:text-align="center" fo:text-indent="0cm"/>
      <style:text-properties fo:font-size="8pt" style:font-size-asian="8pt" style:font-size-complex="8pt"/>
    </style:style>
    <style:style style:name="P6" style:family="paragraph">
      <style:paragraph-properties fo:margin-left="0cm" fo:margin-right="0cm" fo:text-align="start" fo:text-indent="0cm"/>
      <style:text-properties fo:font-size="8pt" style:font-size-asian="8pt" style:font-size-complex="8pt"/>
    </style:style>
    <style:style style:name="P7" style:family="paragraph">
      <style:paragraph-properties fo:margin-left="0cm" fo:margin-right="0cm" fo:text-align="start" fo:text-indent="0cm"/>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color="#333333" fo:font-size="12pt" style:font-size-asian="12pt" style:font-size-complex="12pt"/>
    </style:style>
    <style:style style:name="T4" style:family="text">
      <style:text-properties fo:color="#80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6.765cm" svg:height="1.465cm" svg:x="9.014cm" svg:y="3.714cm">
          <text:p text:style-name="P1"><text:span text:style-name="T1">Glidein Factory Entry</text:span></text:p>
        </draw:rect>
        <draw:custom-shape draw:style-name="gr2" draw:text-style-name="P1" draw:layer="layout" svg:width="6.661cm" svg:height="1.61cm" svg:x="2.458cm" svg:y="0.798cm">
          <text:p text:style-name="P1"><text:span text:style-name="T1">Collecto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2.175cm" svg:y1="3.672cm" svg:x2="9.155cm" svg:y2="2.344cm">
          <text:p/>
        </draw:line>
        <draw:frame draw:style-name="gr4" draw:text-style-name="P3" draw:layer="layout" svg:width="3.808cm" svg:height="1.309cm" svg:x="10.962cm" svg:y="1.729cm">
          <draw:text-box>
            <text:p text:style-name="P3"><text:span text:style-name="T1">Publish available </text:span></text:p>
            <text:p text:style-name="P3"><text:span text:style-name="T1">glidein entries</text:span></text:p>
          </draw:text-box>
        </draw:frame>
        <draw:custom-shape draw:style-name="gr5" draw:text-style-name="P4" draw:layer="layout" svg:width="9.119cm" svg:height="1.818cm" svg:x="8.127cm" svg:y="8.205cm">
          <text:p/>
          <draw:enhanced-geometry svg:viewBox="0 0 21600 21600" draw:mirror-horizontal="false" draw:mirror-vertical="false" draw:text-areas="3000 3320 17110 17330" draw:type="cloud-callout" draw:modifiers="-383.684210526316 18275.09620670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5" draw:layer="layout" svg:width="3.424cm" svg:height="1.005cm" svg:x="0.735cm" svg:y="2.738cm">
          <text:p text:style-name="P5"><text:span text:style-name="T2">Due to Condor limitations,</text:span></text:p>
          <text:p text:style-name="P5"><text:span text:style-name="T2">define also GlideinMyType</text:span></text:p>
          <draw:enhanced-geometry svg:viewBox="0 0 21600 21600" draw:mirror-horizontal="false" draw:mirror-vertical="false" draw:type="line-callout-2" draw:modifiers="6445.31386861314 48288.6679920477 2112.70072992701 44466.7992047714 -145.051094890511 20869.9801192843"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7" draw:text-style-name="P6" draw:layer="layout" svg:width="7.74cm" svg:height="1.319cm" svg:x="8.784cm" svg:y="8.378cm">
          <draw:text-box>
            <text:p text:style-name="P6"><text:span text:style-name="T2">Parameters set glidein parameter defaults like:</text:span></text:p>
            <text:p text:style-name="P6"><text:span text:style-name="T2">Collector=”UNDEFINED”,</text:span></text:p>
            <text:p text:style-name="P6"><text:span text:style-name="T2">MinDisk=16G, CheckFilesExist=”/tmp/CMS,$DATA/OSG”</text:span></text:p>
          </draw:text-box>
        </draw:frame>
        <draw:polygon draw:style-name="gr8" draw:text-style-name="P7" draw:layer="layout" svg:width="5.839cm" svg:height="10.378cm" svg:x="1.802cm" svg:y="4.668cm" svg:viewBox="0 0 5840 10379" draw:points="0,0 5840,0 5838,9864 5074,9877 4481,9922 4006,9992 3594,10077 2749,10253 2209,10327 1518,10379 1037,10335 667,10294 1,10199">
          <text:p text:style-name="P7"><text:span text:style-name="T1">MyType=”glidefactory”</text:span></text:p>
          <text:p text:style-name="P7"><text:span text:style-name="T1">Name=”entry@factory”</text:span></text:p>
          <text:p text:style-name="P7"><text:span text:style-name="T1">FactoryName=”factory”</text:span></text:p>
          <text:p text:style-name="P7"><text:span text:style-name="T1">GlideinName=”glidein”</text:span></text:p>
          <text:p text:style-name="P7"><text:span text:style-name="T1">EntryName=”entry”</text:span></text:p>
          <text:p text:style-name="P7"><text:span text:style-name="T1">Attribute1=”...”</text:span></text:p>
          <text:p text:style-name="P7"><text:span text:style-name="T1">...</text:span></text:p>
          <text:p text:style-name="P7"><text:span text:style-name="T1">AttributeN=”...”</text:span></text:p>
          <text:p text:style-name="P7"><text:span text:style-name="T1">GlideinParamXXX=”val1”</text:span></text:p>
          <text:p text:style-name="P7"><text:span text:style-name="T1">...</text:span></text:p>
          <text:p text:style-name="P7"><text:span text:style-name="T1">GlideinParamYYY=”valZ”</text:span></text:p>
          <text:p text:style-name="P7"><text:span text:style-name="T1">GlideinMonitorNNN=”valN”</text:span></text:p>
          <text:p text:style-name="P7"><text:span text:style-name="T1">...</text:span></text:p>
          <text:p text:style-name="P7"><text:span text:style-name="T1">GlideinMonitorMMM=”valM”</text:span></text:p>
          <text:p text:style-name="P7"><text:span text:style-name="T3">SupportedSignTypes=”types”</text:span></text:p>
          <text:p text:style-name="P7"><text:span text:style-name="T4">PubKeyType=”algo”</text:span></text:p>
          <text:p text:style-name="P7"><text:span text:style-name="T4">PubKeyId=”keyID”</text:span></text:p>
          <text:p text:style-name="P7"><text:span text:style-name="T4">PubKeyValue=”pub key”</text:span></text:p>
        </draw:polygon>
        <draw:rect draw:style-name="gr9" draw:text-style-name="P1" draw:layer="layout" svg:width="5.837cm" svg:height="0.625cm" svg:x="1.802cm" svg:y="4.036cm">
          <text:p text:style-name="P1"><text:span text:style-name="T1">Published classad</text:span></text:p>
        </draw:rect>
        <draw:custom-shape draw:style-name="gr6" draw:text-style-name="P6" draw:layer="layout" svg:width="7.308cm" svg:height="1.978cm" svg:x="8.225cm" svg:y="6.003cm">
          <text:p text:style-name="P6"><text:span text:style-name="T2">Attributes that describe the glidein like:</text:span></text:p>
          <text:p text:style-name="P6"><text:span text:style-name="T2">ARCH=”INTEL”, MaxHours=72, Site=”Florida”</text:span></text:p>
          <draw:enhanced-geometry svg:viewBox="0 0 21600 21600" draw:text-areas="3000 3320 17110 17330" draw:mirror-horizontal="false" draw:mirror-vertical="false" draw:type="cloud-callout" draw:modifiers="-620.604733889725 24164.93178372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6" draw:layer="layout" svg:width="7.308cm" svg:height="1.978cm" svg:x="9.265cm" svg:y="10.053cm">
          <text:p text:style-name="P6"><text:span text:style-name="T2">Monitoring data like:</text:span></text:p>
          <text:p text:style-name="P6"><text:span text:style-name="T2">TotalStatusIdle=”234”, TotalStatusRunning=”1356”</text:span></text:p>
          <text:p text:style-name="P6"><text:span text:style-name="T2">TotalRequestedIdle=”50”</text:span></text:p>
          <draw:enhanced-geometry svg:viewBox="0 0 21600 21600" draw:text-areas="3000 3320 17110 17330" draw:mirror-horizontal="false" draw:mirror-vertical="false" draw:type="cloud-callout" draw:modifiers="-4143.27541387331 13839.717028802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6" draw:layer="layout" svg:width="4.701cm" svg:height="1.381cm" svg:x="9.335cm" svg:y="13.599cm">
          <text:p text:style-name="P6"><text:span text:style-name="T2">Public key used by the frontend</text:span><text:span text:style-name="T2"><text:line-break/></text:span><text:span text:style-name="T2">to encrypt sensitive data</text:span></text:p>
          <draw:enhanced-geometry svg:viewBox="0 0 21600 21600" draw:text-areas="3000 3320 17110 17330" draw:mirror-horizontal="false" draw:mirror-vertical="false" draw:type="cloud-callout" draw:modifiers="-7111.18672905147 2578.871201157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1" draw:text-style-name="P6" draw:layer="layout" svg:width="4.701cm" svg:height="1.382cm" svg:x="9.89cm" svg:y="12.074cm">
          <text:p text:style-name="P6"><text:span text:style-name="T2">List of signing algorithms</text:span></text:p>
          <text:p text:style-name="P6"><text:span text:style-name="T2">that the factory supports</text:span></text:p>
          <draw:enhanced-geometry svg:viewBox="0 0 21600 21600" draw:text-areas="3000 3320 17110 17330" draw:mirror-horizontal="false" draw:mirror-vertical="false" draw:type="cloud-callout" draw:modifiers="-9307.01829008932 5716.2689804772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18.034cm" fo:page-height="15.87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Unix OpenOffice.org_project/300m15$Build-9379</meta:generator>
    <meta:creation-date>2006-10-03T09:12:04</meta:creation-date>
    <dc:date>2009-10-26T16:12:56</dc:date>
    <dc:language>en-US</dc:language>
    <meta:editing-cycles>13</meta:editing-cycles>
    <meta:editing-duration>PT07H19M25S</meta:editing-duration>
    <meta:document-statistic meta:object-count="13"/>
    <meta:user-defined meta:name="Info 1"/>
    <meta:user-defined meta:name="Info 2"/>
    <meta:user-defined meta:name="Info 3"/>
    <meta:user-defined meta:name="Info 4"/>
  </office:meta>
</office:document-meta>
</file>